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Tabelle1" table:style-name="ta1">
        <table:shapes>
          <draw:frame draw:z-index="0" draw:style-name="gr1" draw:text-style-name="P1" svg:width="211.39mm" svg:height="127.61mm" svg:x="9.08mm" svg:y="109.43mm">
            <draw:object draw:notify-on-update-of-ranges="Tabelle1.C4:Tabelle1.C22 Tabelle1.D3:Tabelle1.D3 Tabelle1.D4:Tabelle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2" office:value-type="string" calcext:value-type="string" table:number-columns-spanned="5" table:number-rows-spanned="1">
            <text:p>Iout (mA)</text:p>
          </table:table-cell>
          <table:covered-table-cell table:number-columns-repeated="4" table:style-name="ce1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duty cycle</text:p>
          </table:table-cell>
          <table:table-cell table:style-name="ce1" office:value-type="string" calcext:value-type="string">
            <text:p>duty cylce * 256</text:p>
          </table:table-cell>
          <table:table-cell table:style-name="ce1" office:value-type="string" calcext:value-type="string">
            <text:p>Ip=150mA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formula="of:=[.B4]*256" office:value-type="float" office:value="25.6" calcext:value-type="float">
            <text:p>25,6</text:p>
          </table:table-cell>
          <table:table-cell office:value-type="float" office:value="3.65" calcext:value-type="float">
            <text:p>3,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table:formula="of:=[.B5]*256" office:value-type="float" office:value="51.2" calcext:value-type="float">
            <text:p>51,2</text:p>
          </table:table-cell>
          <table:table-cell office:value-type="float" office:value="13.65" calcext:value-type="float">
            <text:p>13,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table:formula="of:=[.B6]*256" office:value-type="float" office:value="76.8" calcext:value-type="float">
            <text:p>76,8</text:p>
          </table:table-cell>
          <table:table-cell office:value-type="float" office:value="26.84" calcext:value-type="float">
            <text:p>26,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table:formula="of:=[.B7]*256" office:value-type="float" office:value="102.4" calcext:value-type="float">
            <text:p>102,4</text:p>
          </table:table-cell>
          <table:table-cell office:value-type="float" office:value="48.65" calcext:value-type="float">
            <text:p>48,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42" calcext:value-type="float">
            <text:p>0,42</text:p>
          </table:table-cell>
          <table:table-cell table:formula="of:=[.B8]*256" office:value-type="float" office:value="107.52" calcext:value-type="float">
            <text:p>107,52</text:p>
          </table:table-cell>
          <table:table-cell office:value-type="float" office:value="55.08" calcext:value-type="float">
            <text:p>55,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43" calcext:value-type="float">
            <text:p>0,43</text:p>
          </table:table-cell>
          <table:table-cell table:formula="of:=[.B9]*256" office:value-type="float" office:value="110.08" calcext:value-type="float">
            <text:p>110,08</text:p>
          </table:table-cell>
          <table:table-cell office:value-type="float" office:value="55.45" calcext:value-type="float">
            <text:p>55,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44" calcext:value-type="float">
            <text:p>0,44</text:p>
          </table:table-cell>
          <table:table-cell table:formula="of:=[.B10]*256" office:value-type="float" office:value="112.64" calcext:value-type="float">
            <text:p>112,64</text:p>
          </table:table-cell>
          <table:table-cell office:value-type="float" office:value="56.62" calcext:value-type="float">
            <text:p>56,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table:formula="of:=[.B11]*256" office:value-type="float" office:value="115.2" calcext:value-type="float">
            <text:p>115,2</text:p>
          </table:table-cell>
          <table:table-cell office:value-type="float" office:value="101.1" calcext:value-type="float">
            <text:p>101,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46" calcext:value-type="float">
            <text:p>0,46</text:p>
          </table:table-cell>
          <table:table-cell table:formula="of:=[.B12]*256" office:value-type="float" office:value="117.76" calcext:value-type="float">
            <text:p>117,76</text:p>
          </table:table-cell>
          <table:table-cell office:value-type="float" office:value="146.12" calcext:value-type="float">
            <text:p>146,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47" calcext:value-type="float">
            <text:p>0,47</text:p>
          </table:table-cell>
          <table:table-cell table:formula="of:=[.B13]*256" office:value-type="float" office:value="120.32" calcext:value-type="float">
            <text:p>120,32</text:p>
          </table:table-cell>
          <table:table-cell office:value-type="float" office:value="182.05" calcext:value-type="float">
            <text:p>182,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48" calcext:value-type="float">
            <text:p>0,48</text:p>
          </table:table-cell>
          <table:table-cell table:formula="of:=[.B14]*256" office:value-type="float" office:value="122.88" calcext:value-type="float">
            <text:p>122,88</text:p>
          </table:table-cell>
          <table:table-cell office:value-type="float" office:value="205.89" calcext:value-type="float">
            <text:p>205,8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49" calcext:value-type="float">
            <text:p>0,49</text:p>
          </table:table-cell>
          <table:table-cell table:formula="of:=[.B15]*256" office:value-type="float" office:value="125.44" calcext:value-type="float">
            <text:p>125,44</text:p>
          </table:table-cell>
          <table:table-cell office:value-type="float" office:value="224.72" calcext:value-type="float">
            <text:p>224,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[.B16]*256" office:value-type="float" office:value="128" calcext:value-type="float">
            <text:p>128</text:p>
          </table:table-cell>
          <table:table-cell office:value-type="float" office:value="236.46" calcext:value-type="float">
            <text:p>236,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55" calcext:value-type="float">
            <text:p>0,55</text:p>
          </table:table-cell>
          <table:table-cell table:formula="of:=[.B17]*256" office:value-type="float" office:value="140.8" calcext:value-type="float">
            <text:p>140,8</text:p>
          </table:table-cell>
          <table:table-cell office:value-type="float" office:value="253.94" calcext:value-type="float">
            <text:p>253,9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table:formula="of:=[.B18]*256" office:value-type="float" office:value="153.6" calcext:value-type="float">
            <text:p>153,6</text:p>
          </table:table-cell>
          <table:table-cell office:value-type="float" office:value="242.37" calcext:value-type="float">
            <text:p>242,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table:formula="of:=[.B19]*256" office:value-type="float" office:value="166.4" calcext:value-type="float">
            <text:p>166,4</text:p>
          </table:table-cell>
          <table:table-cell office:value-type="float" office:value="227.15" calcext:value-type="float">
            <text:p>227,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table:formula="of:=[.B20]*256" office:value-type="float" office:value="179.2" calcext:value-type="float">
            <text:p>179,2</text:p>
          </table:table-cell>
          <table:table-cell office:value-type="float" office:value="211.46" calcext:value-type="float">
            <text:p>211,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table:formula="of:=[.B21]*256" office:value-type="float" office:value="204.8" calcext:value-type="float">
            <text:p>204,8</text:p>
          </table:table-cell>
          <table:table-cell office:value-type="float" office:value="186.16" calcext:value-type="float">
            <text:p>186,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table:formula="of:=[.B22]*256" office:value-type="float" office:value="230.4" calcext:value-type="float">
            <text:p>230,4</text:p>
          </table:table-cell>
          <table:table-cell office:value-type="float" office:value="165.82" calcext:value-type="float">
            <text:p>165,8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iedrich Feichtinger</meta:initial-creator>
    <meta:creation-date>2021-04-04T21:00:53.320357355</meta:creation-date>
    <dc:date>2021-04-04T21:39:16.092813655</dc:date>
    <dc:creator>Friedrich Feichtinger</dc:creator>
    <meta:editing-duration>PT14M15S</meta:editing-duration>
    <meta:editing-cycles>11</meta:editing-cycles>
    <meta:generator>LibreOffice/6.0.7.3$Linux_X86_64 LibreOffice_project/00m0$Build-3</meta:generator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4cm" svg:height="12.762cm" xlink:href=".." xlink:type="simple" chart:class="chart:scatter" chart:style-name="ch1">
        <chart:title svg:x="7.841cm" svg:y="0.391cm" chart:style-name="ch2">
          <text:p>Simulation Ausgangsstrom</text:p>
        </chart:title>
        <chart:legend chart:legend-position="end" svg:x="18.208cm" svg:y="6.082cm" style:legend-expansion="high" chart:style-name="ch3"/>
        <chart:plot-area chart:style-name="ch4" table:cell-range-address="Tabelle1.C4:Tabelle1.D22 Tabelle1.D3:Tabelle1.D3" chart:data-source-has-labels="row" svg:x="1.433cm" svg:y="1.425cm" svg:width="16.353cm" svg:height="10.101cm">
          <chartooo:coordinate-region svg:x="2.24cm" svg:y="1.624cm" svg:width="15.266cm" svg:height="9.255cm"/>
          <chart:axis chart:dimension="x" chart:name="primary-x" chart:style-name="ch5">
            <chart:title svg:x="8.771cm" svg:y="11.781cm" chart:style-name="ch6">
              <text:p>Duty Cycle</text:p>
            </chart:title>
            <chart:grid chart:style-name="ch7" chart:class="major"/>
          </chart:axis>
          <chart:axis chart:dimension="y" chart:name="primary-y" chart:style-name="ch5">
            <chart:title svg:x="0.451cm" svg:y="7.18cm" chart:style-name="ch8">
              <text:p>Iout (mA)</text:p>
            </chart:title>
            <chart:grid chart:style-name="ch7" chart:class="major"/>
          </chart:axis>
          <chart:series chart:style-name="ch9" chart:values-cell-range-address="Tabelle1.D4:Tabelle1.D22" chart:label-cell-address="Tabelle1.D3:Tabelle1.D3" chart:class="chart:scatter">
            <chart:domain table:cell-range-address="Tabelle1.C4:Tabelle1.C22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Ip=150mA</text:p>
                <draw:g>
                  <svg:desc>Tabelle1.D3:Tabe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6">
                <text:p>25.6</text:p>
                <draw:g>
                  <svg:desc>Tabelle1.C4:Tabelle1.C22</svg:desc>
                </draw:g>
              </table:table-cell>
              <table:table-cell office:value-type="float" office:value="3.65">
                <text:p>3.65</text:p>
                <draw:g>
                  <svg:desc>Tabelle1.D4:Tabelle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2">
                <text:p>51.2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8">
                <text:p>76.8</text:p>
              </table:table-cell>
              <table:table-cell office:value-type="float" office:value="26.84">
                <text:p>26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.4">
                <text:p>102.4</text:p>
              </table:table-cell>
              <table:table-cell office:value-type="float" office:value="48.65">
                <text:p>48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.52">
                <text:p>107.52</text:p>
              </table:table-cell>
              <table:table-cell office:value-type="float" office:value="55.08">
                <text:p>55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.08">
                <text:p>110.08</text:p>
              </table:table-cell>
              <table:table-cell office:value-type="float" office:value="55.45">
                <text:p>55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.64">
                <text:p>112.64</text:p>
              </table:table-cell>
              <table:table-cell office:value-type="float" office:value="56.62">
                <text:p>56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.2">
                <text:p>115.2</text:p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.76">
                <text:p>117.76</text:p>
              </table:table-cell>
              <table:table-cell office:value-type="float" office:value="146.12">
                <text:p>146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.32">
                <text:p>120.32</text:p>
              </table:table-cell>
              <table:table-cell office:value-type="float" office:value="182.05">
                <text:p>182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.88">
                <text:p>122.88</text:p>
              </table:table-cell>
              <table:table-cell office:value-type="float" office:value="205.89">
                <text:p>205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.44">
                <text:p>125.44</text:p>
              </table:table-cell>
              <table:table-cell office:value-type="float" office:value="224.72">
                <text:p>224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">
                <text:p>128</text:p>
              </table:table-cell>
              <table:table-cell office:value-type="float" office:value="236.46">
                <text:p>236.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.8">
                <text:p>140.8</text:p>
              </table:table-cell>
              <table:table-cell office:value-type="float" office:value="253.94">
                <text:p>253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.6">
                <text:p>153.6</text:p>
              </table:table-cell>
              <table:table-cell office:value-type="float" office:value="242.37">
                <text:p>242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.4">
                <text:p>166.4</text:p>
              </table:table-cell>
              <table:table-cell office:value-type="float" office:value="227.15">
                <text:p>227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.2">
                <text:p>179.2</text:p>
              </table:table-cell>
              <table:table-cell office:value-type="float" office:value="211.46">
                <text:p>211.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.8">
                <text:p>204.8</text:p>
              </table:table-cell>
              <table:table-cell office:value-type="float" office:value="186.16">
                <text:p>186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.4">
                <text:p>230.4</text:p>
              </table:table-cell>
              <table:table-cell office:value-type="float" office:value="165.82">
                <text:p>165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